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elfie booth rental San Dimas</text:span></text:p>
      <text:p text:style-name="P2"/>
      <text:p text:style-name="P1">We give premium air slow endeavor 360 VideoBooths, offering upscale photo activations for your special issue or wedding. our family-owned and operated team is the absolute photo entertainment solution for corporate events, schools, weddings, private parties, and interactive brand activations that is great for Corporate Events. For custom onsite branding, we can back up you make a operating setting for every to enjoy as soon as our astonishing 360 video content. Instantly part this viral video content to market your brand and event; guaranteed to create your corporate event, wedding, or complementary special occasion extraordinary, our award Winning 360 VideoBooth promote allows guests to interact later than the sturdy platform to create their own 360 videos of themselves. Our PhotoBooth is a crowd-pleaser that captures a variety of videos that you can instantly upload to social media and allowance following contacts and family. We have been in the photo marketing game for beyond 10 years and are trusted by brands, matter companies, and party planners looking for more interactive photo experiences that steer concentration will spice in the works any event, and are tailor-made for interest and entertainment. {} Our 360 VideoBooth is custom-tailored to your business needs and allows users to record, condense and portion videos within 60 seconds. Plus, custom branding options ensure all issue is an clarification of your own brand, and provides a unique auxiliary to just just about any event. Creating a seamless video experience is just one of the many ways we can put up to you accomplish your issue promotion goals. pull off you know what the absolute viral promotion solution to attend to you a 5-star corporate event? {} Our great compliment Winning 360 video booth Service, captures people from every angles bearing in mind our incredible 360 videos which can be instantly shared in moments. There are lots of basic photo booths out there that acknowledge pro-quality photos, but what makes ours exchange is that we have the funds for a sufficiently Customizable photo experience similar to our 360 VideoBooths. with a 360 VideoBooth, guests can hop upon the platform and it will automatically stand-in with reference to them to take control of themselves from every angles.</text:p>
      <text:p text:style-name="P1"/>
      <text:p text:style-name="P1"/>
      <text:p text:style-name="P1">You already hired a photographer to capture compound angles of your event, but a photo booth is oscillate from hiring an situation photographer and is The perfect assent for a Baby shower, gender reveal, private event, or corporate party. Even if you have a photographer for your event, photo booth rentals are a great habit to commandeer the animatronics of your thing and acquire the party started immediately. Photo booth rentals can take over High-Quality Pictures in a booth area but traditional photography will saunter re and document the event. A photo booth is good For Weddings and will be a fun artifice to entertain at any occasion. What beats taking a few photos providing an excellent icebreaker for guests, and sharing them online instantly? {} Photo booth rentals, in the same way as dancing, drinking, and extra entertainment events, are more practically the experience and are a good exaggeration to in the same way as branded genuine keepsakes and create a customized experience for any event. We specialize in corporate comings and goings but a photo booth is a absolute accessory to in the region of any type of event, from weddings to corporate events, providing interactive entertainment for your visitors. As an added bonus, Creating a branded experience by printing photos at your matter is still a entirely well-liked service. Yes, and nothing will spice in the works any thing later a 1st class photo booth print. World Class Rated Photo Booths aren't just for photos and prints anymore. Whether you're booking a crazy boomerang or a selfie booth where you can shoot GIFs, or renting an inflatable photo booth that's perfect for your cute 16-year-old, our everlasting wedding photo booths are a unique addition to just virtually any event. There are with some high-end options in the premium GLAM booth, that features high-quality prints. At this booth, you can print our own High-Quality Pictures behind an airbrushed look in one shot. You can afterward use special photo filters to make a in point of fact special and unique accessory to just very nearly any thing And create slow pursuit videos later our new 360 video booth rental that provides a first-class, easy-to-use photo experience.</text:p>
      <text:p text:style-name="P1"/>
      <text:p text:style-name="P1">Lucky Frog Photo Booth is A family-owned and operated team of Photogs that is considered one of the premier photo booth rental companies in tawny County CA. We manage to pay for the BEST photo booth experience in orangey County, in the same way as campaigner and far ahead photo booths that are a great way to seize the simulation of your thing and a perfect addition to corporate events, weddings, parties, and new social gatherings around OC. {} We offer upscale photo activations for your special matter or wedding along when top-notch photo booths and we are a photo entertainment company that specializes in fun for any occasion. Each feature-filled photo booth is a great icebreaker for guests and is guaranteed to make your corporate issue stand out.</text:p>
      <text:p text:style-name="P1">Looking for the best photo booth rental company in yellow County in the same way as honor Winning bolster and high mood prints? look no supplementary than our Tustin-based Photo Booth Rental, your premier photo booth rental company tailor-made for concentration and entertainment. Photo booths have become a mainstay at every OC events, absolute for every events: corporate events, weddings, anniversaries, birthdays, and graduations. acquire the best photo booth rental in ocher county, and we are after that the Best Wedding Photo Booth in ocher County. We have enough money the most seamless photo booth rental experience and have the most Award-winning Photo Booths in yellow County. Our booths are innovative photo booths with cutting-edge technology such as custom branding, unchangeable photos, top-of-the-line printers, and profusion of fun props. </text:p>
      <text:p text:style-name="P4">Whether youre looking to meet the expense of a fun experience for your wedding guests or you need a memorable prize at your neighboring corporate event, our booths are perfect for every kinds of events; Corporate events, weddings, anniversaries, birthdays, and graduations. open us today for a pardon consultation when the premiere photo booth rental company in yellowish-brown County. make your adjacent orangey County-area concern stand out, whether it's a wedding, literary dance, graduation party, or corporate gathering. As the premier photo booth rental advance in tawny County, we provide going on an unforgettable photo experience, that will leave your guests subsequent to special memories. {} Our Tustin Photo Booth Rental is an unbelievable photo booth experience business in yellowish-brown County, CA. Our photo booth facilities are detailed &amp; professional, and we have a reputation for providing good facilities like our all-inclusive packages and best realizable photo experiences. We conceit ourselves upon our honest customer service and tailor-made for amalgamation and entertainment. You will acquire the Best Photo Booth pact In Town bearing in mind Tustin Photo Booth Rental than any extra photo booth company in ocher County! We manage to pay for World Class Rated photo booth rental facilities near orangey County, CA. We have enough money custom branding, the very best in unique or custom Photo Booth activations, smooth Designs, and highest air relief in Los Angeles and all of yellow County. The Best Corporate Photo Booth is an award-winning Los Angeles based providing unique and unbelievable photo booth experiences. We find the money for one of the most unique photo booth experiences in SOCAL. Our Photo Booths are the perfect fit for your issue and allow given prints for all your guests to assume house in the manner of them. Our booths are sleek, modern, and the highest atmosphere in Los Angeles and all of ocher County. More than just photo booth rental, Tustin Photo Booth Rental is your one-stop shop for top-quality, and Feature-filled photo booths in ocher County. later than a number of options to pick from, we have photo booth rentals throughout yellowish-brown County; concerning Irvine and La Habra, Anaheim, Long Beach, Buena Park, Yorba Linda, Costa Mesa, Fountain Valley, Lake Forest, Los Alamitos, Laguna Beach, Laguna Hills, Lake Forest, and the Huntington seashore Coastal area along past La Habra, Cerritos, Tustin, and Dana Point, as without difficulty as every of yellowish-brown County. Our company specializes in providing you following High-Quality Pictures to incite create your concern a good and fun way to make laugh for any occasion. retrieve us today and allow us know what we can pull off to make a working feel for all to enjoy. If you are searching for the best photo booth rental company in orange County, considering satisfaction guaranteed, next look no further! Tustin Photo Booth Rental is your one-stop shop that offers top photo booth selections within reach for your next OC event. past higher than twenty years of experience, underneath our belts our staff is 5-star rated in imitation of it comes to making a flawless photo booth to create your business stand out. From weddings to quinceaeras we have you covered; Whether it's a corporate doing at Fashion Island, a wedding reception on the Laguna Coast, or just a party later than associates in Costa Mesa, our photo booth will support you create instant memories that everyone will love. We meet the expense of premier Photo Booths Fun For every Ages, a super-fun experience with unmodified photos, and hence much more! Our Corporate Photo Booth rental is the premier photo booth rental company in all of ocher County, CA, perfect for Holiday Office Parties, Holiday Festivals, home Parties, Christmas Celebrations, Hanukkah Parties, and, of course, new Years Eve Galas. We are a leading photo entertainment provider for Weddings, Birthdays, Quinceaeras, and additional special deeds something like yellowish-brown County . Our photo booths are Social Media Ready and present unquestionable prints with custom branding to create a customized experience for any event.</text:p>
      <text:p text:style-name="P9"><text:span text:style-name="T2">RELEVANT KEYWORDS</text:span></text:p>
      <text:p text:style-name="P1">The list of keywords we used to create this document :</text:p>
      <text:p text:style-name="P1"/>
      <text:p text:style-name="P4">led photo booth rental San Dimas,rent a photo booth San Dimas,selfie booth rental San Dimas</text:p>
      <text:p text:style-name="P10"><text:span text:style-name="T2">RECOMMENDED RESOURCES</text:span></text:p>
      <text:p text:style-name="P1">The list of resources and links we recommend you visit :</text:p>
      <text:p text:style-name="P1"/>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3"/>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soft-page-break/><text:a xlink:type="simple" xlink:href="https://docs.google.com/forms/d/14B6Bmi10eGU_mpwXDKjCszuxy7sBwd8rju26lrxRbj4/edit?usp=sharing" text:style-name="ListLabel_20_1" text:visited-style-name="ListLabel_20_1"><text:span text:style-name="T3">Photo Booth Rental in San Dimas</text:span></text:a></text:p>
      <text:p text:style-name="P1"><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soft-page-break/><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5"/>
      <text:p text:style-name="P10"><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5"><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96" meta:word-count="2253" meta:character-count="13504" meta:non-whitespace-character-count="11345"/>
    <meta:generator>LibreOfficeDev/6.0.5.2$Linux_X86_64 LibreOffice_project/</meta:generator>
  </office:meta>
</office:document-meta>
</file>